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nido del fichero hoja_problemas_1_entrega.zip</text:p>
      <text:p text:style-name="P1">=======================================</text:p>
      <text:p text:style-name="P1"/>
      <text:p text:style-name="Standard">- Memoria con las soluciones en formato .odt y .pdf</text:p>
      <text:p text:style-name="Standard">- source: ficheros .mos y .xls con los problemas planteados.</text:p>
      <text:p text:style-name="Standard">- graficas: gráficas del ejercicio 1 en formato .dia y .png.</text:p>
      <text:p text:style-name="Standard">- screeshots: imágenes .png que se utilizan en la memoria, por si la resolución de las imágenes en la memoria no resultara suficiente.</text:p>
      <text:p text:style-name="Standard"/>
      <text:p text:style-name="Standard">La práctica se ha realizado con Ubuntu Edgy. </text:p>
      <text:p text:style-name="Standard"/>
      <text:p text:style-name="P2">SI HUBIERA ALGÚN PROBLEMA CON LA CODIFICACIÓN DE ALGUNO DE LOS FICHEROS SE RUEGA QUE SE INFORME EN david.rozas@gmail.com, PARA EXPORTARLO A UN FORMATO QUE SOPORTE WINDOWS XP. </text:p>
      <text:p text:style-name="P2"/>
      <text:p text:style-name="P1">GRACIA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drozas</meta:initial-creator>
    <meta:creation-date>2007-04-19T19:31:04</meta:creation-date>
    <dc:creator>drozas</dc:creator>
    <dc:date>2007-04-19T19:32:51</dc:date>
    <dc:language>es-ES</dc:language>
    <meta:editing-cycles>2</meta:editing-cycles>
    <meta:editing-duration>PT1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95" meta:character-count="622"/>
  </office:meta>
</office:document-meta>
</file>